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Standard" style:master-page-name="Index">
      <style:paragraph-properties style:page-number="auto"/>
    </style:style>
    <style:style style:name="P16" style:family="paragraph" style:parent-style-name="Heading_20_TOC" style:master-page-name="Index">
      <style:paragraph-properties style:page-number="1"/>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2.0.1</text:p>
      <text:p text:style-name="P9">Mozilla Thunderbird Configuration Guide</text:p>
      <text:p text:style-name="P4"/>
      <text:p text:style-name="P15">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1 – September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7"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1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and 10 ESR (Extended Support Release) are supported but it is recommend to use the version 10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0 ESR of Thunderbird, you can use Mozilla Lightning version 1.2.3. In order to download the extension, please visit :</text:p>
      <text:p text:style-name="Standard"><text:a xlink:type="simple" xlink:href="https://addons.mozilla.org/en-US/thunderbird/addon/lightning/versions/?page=1#version-1.2.3">https://addons.mozilla.org/en-US/thunderbird/addon/lightning/versions/?page=1#version-1.2.3</text:a></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and 10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8"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text:soft-page-break/>%ITEM_ID%&amp;amp;version=%ITEM_VERSION%&amp;amp;platform=%PLATFORM%"&gt;<text:line-break/></text:p>
      <text:p text:style-name="Standard">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8"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0.0.3",</text:p>
      <text:p text:style-name="Code"><text:s text:c="19"/>"filename" =&gt; "sogo-connector-10.0.3.xpi" ),</text:p>
      <text:p text:style-name="Code"><text:s text:c="9"/>"sogo-integrator@inverse.ca"</text:p>
      <text:p text:style-name="Code"><text:s text:c="9"/>=&gt; array( "application" =&gt; "thunderbird",</text:p>
      <text:p text:style-name="Code"><text:s text:c="19"/>"version" =&gt; "10.0.3",</text:p>
      <text:p text:style-name="Code"><text:s text:c="19"/>"filename" =&gt; "sogo-integrator-10.0.3-sogo-demo.xpi" ),</text:p>
      <text:p text:style-name="Code"><text:s text:c="9"/>"{e2fda1a4-762b-4020-b5ad-a41df1933103}"</text:p>
      <text:p text:style-name="Code"><text:s text:c="9"/>=&gt; array( "application" =&gt; "thunderbird",</text:p>
      <text:p text:style-name="Code"><text:s text:c="19"/>"version" =&gt; "1.2.3",</text:p>
      <text:p text:style-name="Code"><text:s text:c="19"/>"filename" =&gt; "lightning-1.2.3.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2.3.xpi</text:p>
      <text:p text:style-name="Code">Linux_x86-gcc3/lightning-1.2.3.xpi</text:p>
      <text:p text:style-name="Code">Linux_x86_64-gcc3/lightning-1.2.3.xpi</text:p>
      <text:p text:style-name="Code">WINNT_x86-msvc/lightning-1.2.3.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 text:c="6"/>&lt;Description</text:p>
      <text:p text:style-name="Code"><text:s text:c="8"/>em:id="sogo-connector@inverse.ca"</text:p>
      <text:p text:style-name="Code"><text:s text:c="8"/>em:name="SOGo Connector"/&gt;</text:p>
      <text:p text:style-name="Code"><text:s text:c="4"/>&lt;/li&gt;</text:p>
      <text:p text:style-name="Code"><text:soft-page-break/></text:p>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10-24T09:42:32</meta:creation-date>
    <meta:editing-cycles>136</meta:editing-cycles>
    <meta:editing-duration>P1DT2H20M45S</meta:editing-duration>
    <dc:date>2012-10-10T14:46:48</dc:date>
    <meta:document-statistic meta:table-count="0" meta:image-count="2" meta:object-count="0" meta:page-count="14" meta:paragraph-count="158" meta:word-count="1729" meta:character-count="12481" meta:non-whitespace-character-count="10715"/>
    <meta:user-defined meta:name="Info 1"/>
    <meta:user-defined meta:name="Info 2"/>
    <meta:user-defined meta:name="Info 3"/>
    <meta:user-defined meta:name="Info 4"/>
  </office:meta>
</office:document-meta>
</file>